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5deb3" fo:min-height="1.111cm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5deb3" fo:min-height="1.03cm"/>
    </style:style>
    <style:style style:name="gr10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</style:style>
    <style:style style:name="gr11" style:family="graphic" style:parent-style-name="standard">
      <style:graphic-properties draw:stroke="none" svg:stroke-color="#000000" draw:fill="none" draw:fill-color="#ffffff" fo:min-height="2.367cm"/>
    </style:style>
    <style:style style:name="gr12" style:family="graphic" style:parent-style-name="standard">
      <style:graphic-properties draw:stroke="none" svg:stroke-color="#000000" draw:fill="none" draw:fill-color="#f5deb3" fo:min-height="1.655cm"/>
    </style:style>
    <style:style style:name="gr1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14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/>
    </style:style>
    <style:style style:name="gr15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/>
    </style:style>
    <style:style style:name="gr16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17" style:family="graphic" style:parent-style-name="standard">
      <style:graphic-properties draw:fill-color="#f5deb3" draw:textarea-horizontal-align="justify" draw:textarea-vertical-align="middle" draw:auto-grow-height="false" fo:min-height="0.258cm" fo:min-width="4.707cm"/>
    </style:style>
    <style:style style:name="gr18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19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20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solid" draw:fill-color="#dde2cd" draw:shadow="hidden"/>
    </style:style>
    <style:style style:name="gr2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1.913cm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</style:style>
    <style:style style:name="gr2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016cm"/>
    </style:style>
    <style:style style:name="gr28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2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cm"/>
    </style:style>
    <style:style style:name="gr30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</style:style>
    <style:style style:name="gr3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32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3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</style:style>
    <style:style style:name="gr3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</style:style>
    <style:style style:name="gr3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14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20%" fo:text-align="center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solid" draw:fill-color="#dde2cd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loext:graphic-properties draw:fill-color="#f5f5dc"/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/>
      <style:paragraph-properties fo:text-align="center"/>
      <style:text-properties fo:font-style="italic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0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1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12" style:family="text">
      <style:text-properties fo:color="#000000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22cm" svg:y1="8.97cm" svg:x2="7.62cm" svg:y2="10.231cm">
          <text:p/>
        </draw:line>
        <draw:line draw:style-name="gr1" draw:text-style-name="P2" draw:layer="layout" svg:x1="5.08cm" svg:y1="11.501cm" svg:x2="13.462cm" svg:y2="15.24cm">
          <text:p/>
        </draw:line>
        <draw:line draw:style-name="gr1" draw:text-style-name="P2" draw:layer="layout" svg:x1="15.24cm" svg:y1="15.24cm" svg:x2="19.05cm" svg:y2="11.501cm">
          <text:p/>
        </draw:line>
        <draw:custom-shape draw:style-name="gr2" draw:text-style-name="P4" draw:layer="layout" svg:width="2.54cm" svg:height="1.27cm" svg:x="5.08cm" svg:y="17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17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17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17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3cm" svg:height="1.361cm" svg:x="2.667cm" svg:y="17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5" draw:text-style-name="P2" draw:layer="layout" svg:x1="4.445cm" svg:y1="13.97cm" svg:x2="5.207cm" svg:y2="15.24cm">
          <text:p/>
        </draw:line>
        <draw:line draw:style-name="gr5" draw:text-style-name="P2" draw:layer="layout" svg:x1="9.906cm" svg:y1="13.97cm" svg:x2="6.604cm" svg:y2="15.24cm">
          <text:p/>
        </draw:line>
        <draw:custom-shape draw:style-name="gr2" draw:text-style-name="P6" draw:layer="layout" svg:width="2.54cm" svg:height="1.27cm" svg:x="5.08cm" svg:y="10.231cm">
          <text:p text:style-name="P3"><text:span text:style-name="T3">APv6</text:span><text:span text:style-name="T3"><text:line-break/></text:span><text:span text:style-name="T3">Hdr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13cm" svg:height="1.361cm" svg:x="1.54cm" svg:y="10.271cm">
          <draw:text-box>
            <text:p><text:span text:style-name="T2">APv6</text:span><text:span text:style-name="T2"><text:line-break/></text:span><text:span text:style-name="T2">Frame</text:span></text:p>
          </draw:text-box>
        </draw:frame>
        <draw:custom-shape draw:style-name="gr2" draw:text-style-name="P6" draw:layer="layout" svg:width="2.54cm" svg:height="1.27cm" svg:x="16.51cm" svg:y="10.231cm">
          <text:p text:style-name="P3"><text:span text:style-name="T3">Payld</text:span><text:span text:style-name="T3"><text:line-break/></text:span><text:span text:style-name="T3"/></text:p>
          <text:p text:style-name="P3"><text:span text:style-name="T3">N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0.231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0.231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1.27cm" svg:x="7.62cm" svg:y="10.231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0.231cm">
          <text:p text:style-name="P3"><text:span text:style-name="T3">NxtHdr</text:span><text:span text:style-name="T3"><text:line-break/></text:span><text:span text:style-name="T3"><text:line-break/></text:span><text:span text:style-name="T3">0/N B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318cm" svg:height="0.889cm" svg:x="4.953cm" svg:y="19.157cm">
          <draw:text-box>
            <text:p><text:span text:style-name="T3">*Explicit Header mode</text:span></text:p>
          </draw:text-box>
        </draw:frame>
        <draw:frame draw:style-name="gr9" draw:text-style-name="P7" draw:layer="layout" svg:width="2.921cm" svg:height="1.28cm" svg:x="11.049cm" svg:y="6.03cm">
          <draw:text-box>
            <text:p><text:span text:style-name="T4">RFC 6282</text:span></text:p>
            <text:p><text:span text:style-name="T2">UDP HC</text:span></text:p>
          </draw:text-box>
        </draw:frame>
        <draw:custom-shape draw:style-name="gr10" draw:text-style-name="P10" draw:layer="layout" svg:width="5.461cm" svg:height="2.159cm" svg:x="13.589cm" svg:y="5.151cm">
          <text:p text:style-name="P9"><text:span text:style-name="T5">Ports:</text:span></text:p>
          <text:p text:style-name="P9"><text:span text:style-name="T6">2b00: Src 16b, Dst 16b inline</text:span><text:span text:style-name="T6"><text:line-break/></text:span><text:span text:style-name="T6">2b01: Src 16b inline, Dst 0xF0XX</text:span><text:span text:style-name="T6"><text:line-break/></text:span><text:span text:style-name="T6">2b10: Src 0xF0XX, Dst 16b inline</text:span><text:span text:style-name="T6"><text:line-break/></text:span><text:span text:style-name="T6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8.961cm" svg:x2="13.97cm" svg:y2="10.231cm">
          <text:p/>
        </draw:line>
        <draw:line draw:style-name="gr1" draw:text-style-name="P2" draw:layer="layout" svg:x1="19.05cm" svg:y1="8.961cm" svg:x2="16.51cm" svg:y2="10.231cm">
          <text:p/>
        </draw:line>
        <draw:line draw:style-name="gr1" draw:text-style-name="P1" draw:layer="layout" svg:x1="3.81cm" svg:y1="8.97cm" svg:x2="5.08cm" svg:y2="10.231cm">
          <text:p/>
        </draw:line>
        <draw:frame draw:style-name="gr11" draw:text-style-name="P11" draw:layer="layout" svg:width="15.24cm" svg:height="2.617cm" svg:x="3.81cm" svg:y="1.54cm">
          <draw:text-box>
            <text:p><text:span text:style-name="T7">APv6 Stack Overview</text:span><text:span text:style-name="T7"><text:line-break/></text:span><text:span text:style-name="T8">draft 3.0</text:span><text:span text:style-name="T8"><text:tab/></text:span><text:span text:style-name="T8"><text:tab/></text:span><text:span text:style-name="T8">2019/10/21</text:span></text:p>
          </draw:text-box>
        </draw:frame>
        <draw:frame draw:style-name="gr12" draw:text-style-name="P7" draw:layer="layout" svg:width="2.413cm" svg:height="1.905cm" svg:x="1.397cm" svg:y="15.24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frame draw:style-name="gr13" draw:text-style-name="P13" draw:layer="layout" svg:width="2.667cm" svg:height="1.165cm" svg:x="1.778cm" svg:y="12.805cm">
          <draw:text-box>
            <text:p text:style-name="P12"><text:span text:style-name="T9">Fctl field:</text:span></text:p>
          </draw:text-box>
        </draw:frame>
        <draw:g>
          <draw:custom-shape draw:style-name="gr14" draw:text-style-name="P14" draw:layer="layout" svg:width="2.413cm" svg:height="0.762cm" svg:x="11.049cm" svg:y="8.199cm">
            <text:p text:style-name="P3"><text:span text:style-name="T3">UDP 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.397cm" svg:height="0.762cm" svg:x="14.859cm" svg:y="8.199cm">
            <text:p text:style-name="P3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.397cm" svg:height="0.762cm" svg:x="13.462cm" svg:y="8.199cm">
            <text:p text:style-name="P3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1.397cm" svg:height="1.27cm" svg:x="16.256cm" svg:y="7.691cm">
            <text:p text:style-name="P3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.397cm" svg:height="1.27cm" svg:x="17.653cm" svg:y="7.691cm">
            <text:p text:style-name="P3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5.207cm" svg:height="0.508cm" svg:x="11.049cm" svg:y="7.691cm">
            <text:p text:style-name="P3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4" draw:layer="layout" svg:width="2.159cm" svg:height="1.27cm" svg:x="9.651cm" svg:y="17.867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699cm" svg:height="1.27cm" svg:x="11.81cm" svg:y="17.867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683cm" svg:y1="16.51cm" svg:x2="11.811cm" svg:y2="17.86cm">
          <text:p/>
        </draw:line>
        <draw:line draw:style-name="gr5" draw:text-style-name="P2" draw:layer="layout" svg:x1="20.066cm" svg:y1="16.51cm" svg:x2="16.51cm" svg:y2="17.86cm">
          <text:p/>
        </draw:line>
        <draw:frame draw:style-name="gr20" draw:text-style-name="P16" draw:layer="layout" svg:width="2.413cm" svg:height="1.744cm" svg:x="1.423cm" svg:y="24.519cm">
          <draw:text-box>
            <text:p text:style-name="P15"><text:span text:style-name="T10">RFC 6282</text:span><text:span text:style-name="T10"><text:line-break/></text:span><text:span text:style-name="T10"> IPv6 </text:span><text:span text:style-name="T10"><text:line-break/></text:span><text:span text:style-name="T10">LOWPAN_IPHC</text:span></text:p>
          </draw:text-box>
        </draw:frame>
        <draw:g>
          <draw:g>
            <draw:polygon draw:style-name="gr21" draw:text-style-name="P17" draw:layer="layout" svg:width="1.143cm" svg:height="1.27cm" svg:x="3.835cm" svg:y="24.755cm" svg:viewBox="0 0 1144 1271" draw:points="0,1271 1144,1271 1144,0 0,0">
              <text:p/>
            </draw:polygon>
            <draw:polygon draw:style-name="gr22" draw:text-style-name="P18" draw:layer="layout" svg:width="1.143cm" svg:height="1.27cm" svg:x="3.835cm" svg:y="24.755cm" svg:viewBox="0 0 1144 1271" draw:points="0,1271 1144,1271 1144,0 0,0">
              <text:p/>
            </draw:polygon>
          </draw:g>
          <draw:frame draw:style-name="gr23" draw:text-style-name="P16" draw:layer="layout" svg:width="1.143cm" svg:height="1.426cm" svg:x="3.835cm" svg:y="24.678cm">
            <draw:text-box>
              <text:p text:style-name="P15"><text:span text:style-name="T10">Ver</text:span><text:span text:style-name="T10"><text:line-break/></text:span><text:span text:style-name="T10"><text:line-break/></text:span><text:span text:style-name="T10">3b011</text:span></text:p>
            </draw:text-box>
          </draw:frame>
        </draw:g>
        <draw:g>
          <draw:g>
            <draw:polygon draw:style-name="gr21" draw:text-style-name="P17" draw:layer="layout" svg:width="1.523cm" svg:height="1.27cm" svg:x="6.249cm" svg:y="24.755cm" svg:viewBox="0 0 1524 1271" draw:points="0,1271 1524,1271 1524,0 0,0">
              <text:p/>
            </draw:polygon>
            <draw:polygon draw:style-name="gr22" draw:text-style-name="P18" draw:layer="layout" svg:width="1.523cm" svg:height="1.27cm" svg:x="6.249cm" svg:y="24.755cm" svg:viewBox="0 0 1524 1271" draw:points="0,1271 1524,1271 1524,0 0,0">
              <text:p/>
            </draw:polygon>
          </draw:g>
          <draw:frame draw:style-name="gr23" draw:text-style-name="P16" draw:layer="layout" svg:width="1.523cm" svg:height="1.426cm" svg:x="6.249cm" svg:y="24.678cm">
            <draw:text-box>
              <text:p text:style-name="P15"><text:span text:style-name="T10">NxtHdr</text:span><text:span text:style-name="T10"><text:line-break/></text:span><text:span text:style-name="T10">Cmprsd?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7" draw:layer="layout" svg:width="1.396cm" svg:height="1.27cm" svg:x="7.773cm" svg:y="24.755cm" svg:viewBox="0 0 1397 1271" draw:points="0,1271 1397,1271 1397,0 0,0">
              <text:p/>
            </draw:polygon>
            <draw:polygon draw:style-name="gr22" draw:text-style-name="P18" draw:layer="layout" svg:width="1.396cm" svg:height="1.27cm" svg:x="7.773cm" svg:y="24.755cm" svg:viewBox="0 0 1397 1271" draw:points="0,1271 1397,1271 1397,0 0,0">
              <text:p/>
            </draw:polygon>
          </draw:g>
          <draw:frame draw:style-name="gr23" draw:text-style-name="P16" draw:layer="layout" svg:width="1.396cm" svg:height="1.426cm" svg:x="7.773cm" svg:y="24.678cm">
            <draw:text-box>
              <text:p text:style-name="P15"><text:span text:style-name="T10">HLIM</text:span><text:span text:style-name="T10"><text:line-break/></text:span><text:span text:style-name="T10">HopLmt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7" draw:layer="layout" svg:width="1.015cm" svg:height="1.27cm" svg:x="9.17cm" svg:y="24.755cm" svg:viewBox="0 0 1016 1271" draw:points="0,1271 1016,1271 1016,0 0,0">
              <text:p/>
            </draw:polygon>
            <draw:polygon draw:style-name="gr22" draw:text-style-name="P18" draw:layer="layout" svg:width="1.015cm" svg:height="1.27cm" svg:x="9.17cm" svg:y="24.755cm" svg:viewBox="0 0 1016 1271" draw:points="0,1271 1016,1271 1016,0 0,0">
              <text:p/>
            </draw:polygon>
          </draw:g>
          <draw:frame draw:style-name="gr23" draw:text-style-name="P16" draw:layer="layout" svg:width="1.015cm" svg:height="1.426cm" svg:x="9.17cm" svg:y="24.678cm">
            <draw:text-box>
              <text:p text:style-name="P15"><text:span text:style-name="T10">CtxId</text:span><text:span text:style-name="T10"><text:line-break/></text:span><text:span text:style-name="T10">Ext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7" draw:layer="layout" svg:width="2.031cm" svg:height="1.27cm" svg:x="11.837cm" svg:y="24.755cm" svg:viewBox="0 0 2032 1271" draw:points="0,1271 2032,1271 2032,0 0,0">
              <text:p/>
            </draw:polygon>
            <draw:polygon draw:style-name="gr22" draw:text-style-name="P18" draw:layer="layout" svg:width="2.031cm" svg:height="1.27cm" svg:x="11.837cm" svg:y="24.755cm" svg:viewBox="0 0 2032 1271" draw:points="0,1271 2032,1271 2032,0 0,0">
              <text:p/>
            </draw:polygon>
          </draw:g>
          <draw:frame draw:style-name="gr23" draw:text-style-name="P16" draw:layer="layout" svg:width="2.03cm" svg:height="1.426cm" svg:x="11.837cm" svg:y="24.678cm">
            <draw:text-box>
              <text:p text:style-name="P15"><text:span text:style-name="T10">SAM</text:span><text:span text:style-name="T10"><text:line-break/></text:span><text:span text:style-name="T10">SrcAddr 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7" draw:layer="layout" svg:width="2.031cm" svg:height="1.27cm" svg:x="17.044cm" svg:y="24.755cm" svg:viewBox="0 0 2032 1271" draw:points="0,1271 2032,1271 2032,0 0,0">
              <text:p/>
            </draw:polygon>
            <draw:polygon draw:style-name="gr22" draw:text-style-name="P18" draw:layer="layout" svg:width="2.031cm" svg:height="1.27cm" svg:x="17.044cm" svg:y="24.755cm" svg:viewBox="0 0 2032 1271" draw:points="0,1271 2032,1271 2032,0 0,0">
              <text:p/>
            </draw:polygon>
          </draw:g>
          <draw:frame draw:style-name="gr23" draw:text-style-name="P16" draw:layer="layout" svg:width="2.031cm" svg:height="1.426cm" svg:x="17.044cm" svg:y="24.678cm">
            <draw:text-box>
              <text:p text:style-name="P15"><text:span text:style-name="T10">DAM</text:span><text:span text:style-name="T10"><text:line-break/></text:span><text:span text:style-name="T10">DstAddr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7" draw:layer="layout" svg:width="1.269cm" svg:height="1.27cm" svg:x="4.979cm" svg:y="24.755cm" svg:viewBox="0 0 1270 1271" draw:points="0,1271 1270,1271 1270,0 0,0">
              <text:p/>
            </draw:polygon>
            <draw:polygon draw:style-name="gr22" draw:text-style-name="P18" draw:layer="layout" svg:width="1.269cm" svg:height="1.27cm" svg:x="4.979cm" svg:y="24.755cm" svg:viewBox="0 0 1270 1271" draw:points="0,1271 1270,1271 1270,0 0,0">
              <text:p/>
            </draw:polygon>
          </draw:g>
          <draw:frame draw:style-name="gr23" draw:text-style-name="P16" draw:layer="layout" svg:width="1.268cm" svg:height="1.426cm" svg:x="4.979cm" svg:y="24.678cm">
            <draw:text-box>
              <text:p text:style-name="P15"><text:span text:style-name="T10">TF</text:span><text:span text:style-name="T10"><text:line-break/></text:span><text:span text:style-name="T10">Trfc/Flo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7" draw:layer="layout" svg:width="1.65cm" svg:height="1.27cm" svg:x="10.186cm" svg:y="24.755cm" svg:viewBox="0 0 1651 1271" draw:points="0,1271 1651,1271 1651,0 0,0">
              <text:p/>
            </draw:polygon>
            <draw:polygon draw:style-name="gr22" draw:text-style-name="P18" draw:layer="layout" svg:width="1.65cm" svg:height="1.27cm" svg:x="10.186cm" svg:y="24.755cm" svg:viewBox="0 0 1651 1271" draw:points="0,1271 1651,1271 1651,0 0,0">
              <text:p/>
            </draw:polygon>
          </draw:g>
          <draw:frame draw:style-name="gr23" draw:text-style-name="P16" draw:layer="layout" svg:width="1.65cm" svg:height="1.426cm" svg:x="10.186cm" svg:y="24.678cm">
            <draw:text-box>
              <text:p text:style-name="P15"><text:span text:style-name="T10">SrcAddr</text:span><text:span text:style-name="T10"><text:line-break/></text:span><text:span text:style-name="T10">CmprsTyp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7" draw:layer="layout" svg:width="1.65cm" svg:height="1.27cm" svg:x="15.393cm" svg:y="24.755cm" svg:viewBox="0 0 1651 1271" draw:points="0,1271 1651,1271 1651,0 0,0">
              <text:p/>
            </draw:polygon>
            <draw:polygon draw:style-name="gr22" draw:text-style-name="P18" draw:layer="layout" svg:width="1.65cm" svg:height="1.27cm" svg:x="15.393cm" svg:y="24.755cm" svg:viewBox="0 0 1651 1271" draw:points="0,1271 1651,1271 1651,0 0,0">
              <text:p/>
            </draw:polygon>
          </draw:g>
          <draw:frame draw:style-name="gr23" draw:text-style-name="P16" draw:layer="layout" svg:width="1.65cm" svg:height="1.426cm" svg:x="15.393cm" svg:y="24.678cm">
            <draw:text-box>
              <text:p text:style-name="P15"><text:span text:style-name="T10">DstAddr</text:span><text:span text:style-name="T10"><text:line-break/></text:span><text:span text:style-name="T10">CmprsTyp 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7" draw:layer="layout" svg:width="1.523cm" svg:height="1.27cm" svg:x="13.869cm" svg:y="24.755cm" svg:viewBox="0 0 1524 1271" draw:points="0,1271 1524,1271 1524,0 0,0">
              <text:p/>
            </draw:polygon>
            <draw:polygon draw:style-name="gr22" draw:text-style-name="P18" draw:layer="layout" svg:width="1.523cm" svg:height="1.27cm" svg:x="13.869cm" svg:y="24.755cm" svg:viewBox="0 0 1524 1271" draw:points="0,1271 1524,1271 1524,0 0,0">
              <text:p/>
            </draw:polygon>
          </draw:g>
          <draw:frame draw:style-name="gr23" draw:text-style-name="P16" draw:layer="layout" svg:width="1.523cm" svg:height="1.426cm" svg:x="13.869cm" svg:y="24.678cm">
            <draw:text-box>
              <text:p text:style-name="P15"><text:span text:style-name="T10">Mcst</text:span><text:span text:style-name="T10"><text:line-break/></text:span><text:span text:style-name="T10">Cmprsd? </text:span><text:span text:style-name="T10"><text:line-break/></text:span><text:span text:style-name="T10">1 b</text:span></text:p>
            </draw:text-box>
          </draw:frame>
        </draw:g>
        <draw:frame draw:style-name="gr24" draw:text-style-name="P20" draw:layer="layout" svg:width="17.425cm" svg:height="0.664cm" svg:x="1.651cm" svg:y="26.029cm">
          <draw:text-box>
            <text:p text:style-name="P19"><text:span text:style-name="T10">APv6 assumes values: <text:s text:c="8"/>2b11 <text:s text:c="43"/>0 <text:s text:c="14"/>0 <text:s text:c="42"/>0 <text:s text:c="17"/>0</text:span></text:p>
          </draw:text-box>
        </draw:frame>
        <draw:frame draw:style-name="gr20" draw:text-style-name="P16" draw:layer="layout" svg:width="2.413cm" svg:height="1.744cm" svg:x="1.423cm" svg:y="22.006cm">
          <draw:text-box>
            <text:p text:style-name="P15"><text:span text:style-name="T10">RFC 2460</text:span><text:span text:style-name="T10"><text:line-break/></text:span><text:span text:style-name="T10"> IPv6  header</text:span></text:p>
          </draw:text-box>
        </draw:frame>
        <draw:g>
          <draw:g>
            <draw:polygon draw:style-name="gr21" draw:text-style-name="P17" draw:layer="layout" svg:width="1.269cm" svg:height="1.27cm" svg:x="3.81cm" svg:y="22.242cm" svg:viewBox="0 0 1270 1271" draw:points="0,1271 1270,1271 1270,0 0,0">
              <text:p/>
            </draw:polygon>
            <draw:polygon draw:style-name="gr22" draw:text-style-name="P18" draw:layer="layout" svg:width="1.269cm" svg:height="1.27cm" svg:x="3.81cm" svg:y="22.242cm" svg:viewBox="0 0 1270 1271" draw:points="0,1271 1270,1271 1270,0 0,0">
              <text:p/>
            </draw:polygon>
          </draw:g>
          <draw:frame draw:style-name="gr20" draw:text-style-name="P16" draw:layer="layout" svg:width="1.269cm" svg:height="1.744cm" svg:x="3.81cm" svg:y="22.006cm">
            <draw:text-box>
              <text:p text:style-name="P15"><text:span text:style-name="T10">Ver</text:span><text:span text:style-name="T10"><text:line-break/></text:span><text:span text:style-name="T10"><text:line-break/></text:span><text:span text:style-name="T10">4b0110</text:span></text:p>
            </draw:text-box>
          </draw:frame>
        </draw:g>
        <draw:g>
          <draw:g>
            <draw:polygon draw:style-name="gr21" draw:text-style-name="P17" draw:layer="layout" svg:width="1.904cm" svg:height="1.27cm" svg:x="6.376cm" svg:y="22.242cm" svg:viewBox="0 0 1905 1271" draw:points="0,1271 1905,1271 1905,0 0,0">
              <text:p/>
            </draw:polygon>
            <draw:polygon draw:style-name="gr22" draw:text-style-name="P18" draw:layer="layout" svg:width="1.904cm" svg:height="1.27cm" svg:x="6.376cm" svg:y="22.242cm" svg:viewBox="0 0 1905 1271" draw:points="0,1271 1905,1271 1905,0 0,0">
              <text:p/>
            </draw:polygon>
          </draw:g>
          <draw:frame draw:style-name="gr23" draw:text-style-name="P16" draw:layer="layout" svg:width="1.904cm" svg:height="1.426cm" svg:x="6.376cm" svg:y="22.165cm">
            <draw:text-box>
              <text:p text:style-name="P15"><text:span text:style-name="T10">Flow Label</text:span><text:span text:style-name="T10"><text:line-break/></text:span><text:span text:style-name="T10"><text:line-break/></text:span><text:span text:style-name="T10">20 b</text:span></text:p>
            </draw:text-box>
          </draw:frame>
        </draw:g>
        <draw:g>
          <draw:g>
            <draw:polygon draw:style-name="gr21" draw:text-style-name="P17" draw:layer="layout" svg:width="2.666cm" svg:height="1.27cm" svg:x="13.361cm" svg:y="22.242cm" svg:viewBox="0 0 2667 1271" draw:points="0,1271 2667,1271 2667,0 0,0">
              <text:p/>
            </draw:polygon>
            <draw:polygon draw:style-name="gr22" draw:text-style-name="P18" draw:layer="layout" svg:width="2.666cm" svg:height="1.27cm" svg:x="13.361cm" svg:y="22.242cm" svg:viewBox="0 0 2667 1271" draw:points="0,1271 2667,1271 2667,0 0,0">
              <text:p/>
            </draw:polygon>
          </draw:g>
          <draw:frame draw:style-name="gr23" draw:text-style-name="P16" draw:layer="layout" svg:width="2.665cm" svg:height="1.426cm" svg:x="13.361cm" svg:y="22.165cm">
            <draw:text-box>
              <text:p text:style-name="P15"><text:span text:style-name="T10">Src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g>
          <draw:g>
            <draw:polygon draw:style-name="gr21" draw:text-style-name="P17" draw:layer="layout" svg:width="1.396cm" svg:height="1.27cm" svg:x="4.979cm" svg:y="22.242cm" svg:viewBox="0 0 1397 1271" draw:points="0,1271 1397,1271 1397,0 0,0">
              <text:p/>
            </draw:polygon>
            <draw:polygon draw:style-name="gr22" draw:text-style-name="P18" draw:layer="layout" svg:width="1.396cm" svg:height="1.27cm" svg:x="4.979cm" svg:y="22.242cm" svg:viewBox="0 0 1397 1271" draw:points="0,1271 1397,1271 1397,0 0,0">
              <text:p/>
            </draw:polygon>
          </draw:g>
          <draw:frame draw:style-name="gr23" draw:text-style-name="P16" draw:layer="layout" svg:width="1.395cm" svg:height="1.426cm" svg:x="4.979cm" svg:y="22.165cm">
            <draw:text-box>
              <text:p text:style-name="P15"><text:span text:style-name="T10">Trfc</text:span><text:span text:style-name="T10"><text:line-break/></text:span><text:span text:style-name="T10">Class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7" draw:layer="layout" svg:width="2.076cm" svg:height="1.27cm" svg:x="8.236cm" svg:y="22.242cm" svg:viewBox="0 0 2077 1271" draw:points="0,1271 2077,1271 2077,0 0,0">
              <text:p/>
            </draw:polygon>
            <draw:polygon draw:style-name="gr22" draw:text-style-name="P18" draw:layer="layout" svg:width="2.076cm" svg:height="1.27cm" svg:x="8.236cm" svg:y="22.242cm" svg:viewBox="0 0 2077 1271" draw:points="0,1271 2077,1271 2077,0 0,0">
              <text:p/>
            </draw:polygon>
          </draw:g>
          <draw:frame draw:style-name="gr23" draw:text-style-name="P16" draw:layer="layout" svg:width="2.075cm" svg:height="1.426cm" svg:x="8.236cm" svg:y="22.165cm">
            <draw:text-box>
              <text:p text:style-name="P15"><text:span text:style-name="T10">Payld Len</text:span><text:span text:style-name="T10"><text:line-break/></text:span><text:span text:style-name="T10"><text:line-break/></text:span><text:span text:style-name="T10">16 b</text:span></text:p>
            </draw:text-box>
          </draw:frame>
        </draw:g>
        <draw:g>
          <draw:g>
            <draw:polygon draw:style-name="gr21" draw:text-style-name="P17" draw:layer="layout" svg:width="1.567cm" svg:height="1.27cm" svg:x="11.793cm" svg:y="22.242cm" svg:viewBox="0 0 1568 1271" draw:points="0,1271 1568,1271 1568,0 0,0">
              <text:p/>
            </draw:polygon>
            <draw:polygon draw:style-name="gr22" draw:text-style-name="P18" draw:layer="layout" svg:width="1.567cm" svg:height="1.27cm" svg:x="11.793cm" svg:y="22.242cm" svg:viewBox="0 0 1568 1271" draw:points="0,1271 1568,1271 1568,0 0,0">
              <text:p/>
            </draw:polygon>
          </draw:g>
          <draw:frame draw:style-name="gr23" draw:text-style-name="P16" draw:layer="layout" svg:width="1.567cm" svg:height="1.426cm" svg:x="11.793cm" svg:y="22.165cm">
            <draw:text-box>
              <text:p text:style-name="P15"><text:span text:style-name="T10">Hop</text:span><text:span text:style-name="T10"><text:line-break/></text:span><text:span text:style-name="T10">Limit 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7" draw:layer="layout" svg:width="1.523cm" svg:height="1.27cm" svg:x="10.269cm" svg:y="22.242cm" svg:viewBox="0 0 1524 1271" draw:points="0,1271 1524,1271 1524,0 0,0">
              <text:p/>
            </draw:polygon>
            <draw:polygon draw:style-name="gr22" draw:text-style-name="P18" draw:layer="layout" svg:width="1.523cm" svg:height="1.27cm" svg:x="10.269cm" svg:y="22.242cm" svg:viewBox="0 0 1524 1271" draw:points="0,1271 1524,1271 1524,0 0,0">
              <text:p/>
            </draw:polygon>
          </draw:g>
          <draw:frame draw:style-name="gr23" draw:text-style-name="P16" draw:layer="layout" svg:width="1.523cm" svg:height="1.426cm" svg:x="10.269cm" svg:y="22.165cm">
            <draw:text-box>
              <text:p text:style-name="P15"><text:span text:style-name="T10">Next</text:span><text:span text:style-name="T10"><text:line-break/></text:span><text:span text:style-name="T10">Header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7" draw:layer="layout" svg:width="3.047cm" svg:height="1.27cm" svg:x="16.028cm" svg:y="22.242cm" svg:viewBox="0 0 3048 1271" draw:points="0,1271 3048,1271 3048,0 0,0">
              <text:p/>
            </draw:polygon>
            <draw:polygon draw:style-name="gr22" draw:text-style-name="P18" draw:layer="layout" svg:width="3.047cm" svg:height="1.27cm" svg:x="16.028cm" svg:y="22.242cm" svg:viewBox="0 0 3048 1271" draw:points="0,1271 3048,1271 3048,0 0,0">
              <text:p/>
            </draw:polygon>
          </draw:g>
          <draw:frame draw:style-name="gr23" draw:text-style-name="P16" draw:layer="layout" svg:width="3.047cm" svg:height="1.426cm" svg:x="16.028cm" svg:y="22.165cm">
            <draw:text-box>
              <text:p text:style-name="P15"><text:span text:style-name="T10">Dst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custom-shape draw:style-name="gr25" draw:text-style-name="P22" draw:layer="layout" svg:width="2.413cm" svg:height="2.159cm" svg:x="5.08cm" svg:y="5.12cm">
          <text:p text:style-name="P21"><text:span text:style-name="T11">Hop Lmt:</text:span><text:span text:style-name="T11"><text:line-break/></text:span><text:span text:style-name="T12">2b00: 8b inline</text:span><text:span text:style-name="T12"><text:line-break/></text:span><text:span text:style-name="T12">2b01: limit is 1</text:span><text:span text:style-name="T12"><text:line-break/></text:span><text:span text:style-name="T12">2b10: limit is 64</text:span><text:span text:style-name="T12"><text:line-break/></text:span><text:span text:style-name="T12">2b11: limit is 2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1.397cm" svg:height="1.27cm" svg:x="8.128cm" svg:y="7.702cm">
          <text:p text:style-name="P3"><text:span text:style-name="T3">Src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1.397cm" svg:height="1.27cm" svg:x="9.525cm" svg:y="7.702cm">
          <text:p text:style-name="P3"><text:span text:style-name="T3">Dst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1.516cm" svg:height="1.27cm" svg:x="3.818cm" svg:y="7.702cm">
          <text:p text:style-name="P3"><text:span text:style-name="T3">Prefix</text:span><text:span text:style-name="T3"><text:line-break/></text:span><text:span text:style-name="T3"><text:line-break/></text:span><text:span text:style-name="T3">3b11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13cm" svg:height="1.361cm" svg:x="1.905cm" svg:y="7.656cm">
          <draw:text-box>
            <text:p><text:span text:style-name="T2">APv6</text:span><text:span text:style-name="T2"><text:line-break/></text:span><text:span text:style-name="T2">Hdr</text:span></text:p>
          </draw:text-box>
        </draw:frame>
        <draw:g>
          <draw:line draw:style-name="gr28" draw:text-style-name="P23" draw:layer="layout" svg:x1="1.27cm" svg:y1="20.92cm" svg:x2="20.32cm" svg:y2="20.92cm">
            <text:p/>
          </draw:line>
          <draw:frame draw:style-name="gr4" draw:text-style-name="P5" draw:layer="layout" svg:width="3.302cm" svg:height="1.361cm" svg:x="1.27cm" svg:y="21.047cm">
            <draw:text-box>
              <text:p><text:span text:style-name="T2">Reference</text:span></text:p>
            </draw:text-box>
          </draw:frame>
        </draw:g>
        <draw:custom-shape draw:style-name="gr26" draw:text-style-name="P14" draw:layer="layout" svg:width="1.397cm" svg:height="1.27cm" svg:x="5.228cm" svg:y="7.702cm">
          <text:p text:style-name="P3"><text:span text:style-name="T3">NxtHdr</text:span><text:span text:style-name="T3"><text:line-break/></text:span><text:span text:style-name="T3">Cmprsd?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5cm" svg:height="1.27cm" svg:x="6.628cm" svg:y="7.702cm">
          <text:p text:style-name="P3"><text:span text:style-name="T3">HLIM</text:span><text:span text:style-name="T3"><text:line-break/></text:span><text:span text:style-name="T3">HopLmt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97cm" svg:height="1.27cm" svg:x="16.637cm" svg:y="15.245cm">
          <text:p text:style-name="P3"><text:span text:style-name="T1">Hops</text:span><text:span text:style-name="T1"><text:line-break/></text:span><text:span text:style-name="T1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1.418cm" svg:height="1.27cm" svg:x="5.207cm" svg:y="15.245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27cm" svg:x="10.181cm" svg:y="15.245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.778cm" svg:height="1.27cm" svg:x="13.483cm" svg:y="15.245cm">
          <text:p text:style-name="P3"><text:span text:style-name="T1">Payld</text:span><text:span text:style-name="T1"><text:line-break/>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8.149cm" svg:y="15.245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24cm" svg:height="1.27cm" svg:x="6.625cm" svg:y="15.245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1.451cm" svg:y="15.245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24cm" svg:height="1.27cm" svg:x="3.683cm" svg:y="15.245cm">
          <text:p text:style-name="P3"><text:span text:style-name="T1">PID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97cm" svg:height="1.27cm" svg:x="15.24cm" svg:y="15.245cm">
          <text:p text:style-name="P3"><text:span text:style-name="T1">MIC</text:span><text:span text:style-name="T1"><text:line-break/></text:span><text:span text:style-name="T1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18.034cm" svg:y="15.24cm">
          <text:p text:style-name="P3"><text:span text:style-name="T1">Tx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9cm" svg:height="1.27cm" svg:x="5.145cm" svg:y="12.7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layout" svg:width="0.69cm" svg:height="1.27cm" svg:x="5.824cm" svg:y="12.7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layout" svg:width="0.69cm" svg:height="1.27cm" svg:x="6.514cm" svg:y="12.7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0.689cm" svg:height="1.27cm" svg:x="7.204cm" svg:y="12.7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layout" svg:width="0.69cm" svg:height="1.27cm" svg:x="7.893cm" svg:y="12.7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0.689cm" svg:height="1.27cm" svg:x="9.235cm" svg:y="12.7cm">
          <text:p text:style-name="P3"><text:span text:style-name="T3">P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layout" svg:width="0.69cm" svg:height="1.27cm" svg:x="8.545cm" svg:y="12.7cm">
          <text:p text:style-name="P3"><text:span text:style-name="T3">M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0.707cm" svg:height="1.27cm" svg:x="4.445cm" svg:y="12.7cm">
          <text:p text:style-name="P3"><text:span text:style-name="T3">X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9-12-14T11:15:48.203055000</dc:date>
    <meta:editing-duration>P2DT16H27M9S</meta:editing-duration>
    <meta:editing-cycles>79</meta:editing-cycles>
    <meta:generator>LibreOffice_Vanilla/5.4.4.3$MacOSX_X86_64 LibreOffice_project/327ad42f4b641f37cf4dd9936346bc386252669a</meta:generator>
    <meta:document-statistic meta:object-count="158"/>
  </office:meta>
</office:document-meta>
</file>